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Übung: Variablen und Funktionen<text:line-break/><text:line-break/>1. Lassen Sie sich mit set oder env die Variablen Ihrer shell anzeigen.<text:line-break/><text:line-break/><text:span text:style-name="T1"><text:tab/></text:span><text:tab/><text:line-break/> <text:line-break/>2. Lassen Sie sich jetzt die Informationen zu PATH anzeigen<text:line-break/><text:line-break/><text:line-break/><text:line-break/>3. Vergleichen Sie das Ergebnis beider Befehle. Welcher erscheint Ihnen einfacher?<text:line-break/><text:line-break/><text:line-break/>4. Legen Sie einen Alias an, der Ihre tägliche Arbeit erleichtert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3T11:07:25.11</meta:creation-date>
    <dc:date>2020-02-19T08:28:39.672000000</dc:date>
    <meta:editing-duration>PT4H36M57S</meta:editing-duration>
    <meta:editing-cycles>3</meta:editing-cycles>
    <meta:generator>LibreOffice/6.3.4.2$Windows_X86_64 LibreOffice_project/60da17e045e08f1793c57c00ba83cdfce946d0aa</meta:generator>
    <meta:print-date>2019-08-23T15:56:37.87</meta:print-date>
    <meta:document-statistic meta:table-count="0" meta:image-count="0" meta:object-count="0" meta:page-count="1" meta:paragraph-count="1" meta:word-count="49" meta:character-count="326" meta:non-whitespace-character-count="264"/>
  </office:meta>
</office:document-meta>
</file>